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F0000006E0E3DE3439B0D8F5B.png" manifest:media-type="image/png"/>
  <manifest:file-entry manifest:full-path="Pictures/1000020100000252000001211CA06C332BE5BF47.png" manifest:media-type="image/png"/>
  <manifest:file-entry manifest:full-path="Pictures/1000020100000255000000AC87F27BE0B8851DD4.png" manifest:media-type="image/png"/>
  <manifest:file-entry manifest:full-path="Pictures/100002010000020D000000C431C903815C3C1C6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92cm" svg:stroke-color="#cf3834" draw:marker-start-width="0.337cm" draw:marker-end-width="0.337cm" draw:fill="none" draw:textarea-horizontal-align="justify" draw:textarea-vertical-align="middle" draw:auto-grow-height="false" fo:min-height="0.65cm" fo:min-width="1.532cm" fo:padding-top="0.17cm" fo:padding-bottom="0.17cm" fo:padding-left="0.295cm" fo:padding-right="0.295cm"/>
    </style:style>
    <style:style style:name="gr3" style:family="graphic" style:parent-style-name="standard">
      <style:graphic-properties svg:stroke-width="0.092cm" draw:marker-start-width="0.337cm" draw:marker-end-width="0.337cm" draw:fill="none" draw:textarea-horizontal-align="justify" draw:textarea-vertical-align="middle" draw:auto-grow-height="false" fo:min-height="0.722cm" fo:min-width="3.866cm" fo:padding-top="0.17cm" fo:padding-bottom="0.17cm" fo:padding-left="0.295cm" fo:padding-right="0.295cm"/>
    </style:style>
    <style:style style:name="gr4" style:family="graphic" style:parent-style-name="standard">
      <style:graphic-properties svg:stroke-width="0.092cm" svg:stroke-color="#cf3834" draw:marker-start-width="0.337cm" draw:marker-end-width="0.337cm" draw:fill="none" draw:textarea-horizontal-align="justify" draw:textarea-vertical-align="middle" draw:auto-grow-height="false" fo:min-height="0.722cm" fo:min-width="2.871cm" fo:padding-top="0.17cm" fo:padding-bottom="0.17cm" fo:padding-left="0.295cm" fo:padding-right="0.295cm"/>
    </style:style>
    <style:style style:name="gr5" style:family="graphic" style:parent-style-name="standard">
      <style:graphic-properties svg:stroke-width="0.092cm" draw:marker-start-width="0.337cm" draw:marker-end-width="0.337cm" draw:fill="none" draw:textarea-horizontal-align="justify" draw:textarea-vertical-align="middle" draw:auto-grow-height="false" fo:min-height="0.58cm" fo:min-width="4.29cm" fo:padding-top="0.17cm" fo:padding-bottom="0.17cm" fo:padding-left="0.295cm" fo:padding-right="0.295cm"/>
    </style:style>
    <style:style style:name="gr6" style:family="graphic" style:parent-style-name="objectwithoutfill">
      <style:graphic-properties svg:stroke-width="0.081cm" svg:stroke-color="#cf3834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3465a4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92cm" svg:stroke-color="#cf3834" draw:marker-start-width="0.337cm" draw:marker-end-width="0.337cm" draw:fill="none" draw:textarea-horizontal-align="justify" draw:textarea-vertical-align="middle" draw:auto-grow-height="false" fo:min-height="0.65cm" fo:min-width="0.824cm" fo:padding-top="0.17cm" fo:padding-bottom="0.17cm" fo:padding-left="0.295cm" fo:padding-right="0.295cm"/>
    </style:style>
    <style:style style:name="gr9" style:family="graphic" style:parent-style-name="standard">
      <style:graphic-properties svg:stroke-width="0.092cm" draw:marker-start-width="0.337cm" draw:marker-end-width="0.337cm" draw:fill="none" draw:textarea-horizontal-align="justify" draw:textarea-vertical-align="middle" draw:auto-grow-height="false" fo:min-height="0.58cm" fo:min-width="2.522cm" fo:padding-top="0.17cm" fo:padding-bottom="0.17cm" fo:padding-left="0.295cm" fo:padding-right="0.295cm"/>
    </style:style>
    <style:style style:name="gr10" style:family="graphic" style:parent-style-name="standard">
      <style:graphic-properties svg:stroke-width="0.092cm" draw:marker-start-width="0.337cm" draw:marker-end-width="0.337cm" draw:fill="none" draw:textarea-horizontal-align="justify" draw:textarea-vertical-align="middle" draw:auto-grow-height="false" fo:min-height="0.722cm" fo:min-width="2.592cm" fo:padding-top="0.17cm" fo:padding-bottom="0.17cm" fo:padding-left="0.295cm" fo:padding-right="0.295cm"/>
    </style:style>
    <style:style style:name="gr11" style:family="graphic" style:parent-style-name="standard">
      <style:graphic-properties svg:stroke-width="0.092cm" svg:stroke-color="#cf3834" draw:marker-start-width="0.337cm" draw:marker-end-width="0.337cm" draw:fill="none" draw:textarea-horizontal-align="justify" draw:textarea-vertical-align="middle" draw:auto-grow-height="false" fo:min-height="0.722cm" fo:min-width="0.824cm" fo:padding-top="0.17cm" fo:padding-bottom="0.17cm" fo:padding-left="0.295cm" fo:padding-right="0.29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weight="bold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5.795cm" svg:height="4.55cm" svg:x="20.3cm" svg:y="12.15cm">
          <draw:image xlink:href="Pictures/1000020100000255000000AC87F27BE0B8851DD4.png" xlink:type="simple" xlink:show="embed" xlink:actuate="onLoad">
            <text:p/>
          </draw:image>
        </draw:frame>
        <draw:frame draw:style-name="gr1" draw:text-style-name="P2" draw:layer="layout" svg:width="16.73cm" svg:height="6.245cm" svg:x="3.46cm" svg:y="1.455cm">
          <draw:image xlink:href="Pictures/100002010000020D000000C431C903815C3C1C6A.png" xlink:type="simple" xlink:show="embed" xlink:actuate="onLoad">
            <text:p/>
          </draw:image>
        </draw:frame>
        <draw:frame draw:style-name="gr1" draw:text-style-name="P2" draw:layer="layout" svg:width="15.715cm" svg:height="7.645cm" svg:x="20.185cm" svg:y="1.055cm">
          <draw:image xlink:href="Pictures/1000020100000252000001211CA06C332BE5BF47.png" xlink:type="simple" xlink:show="embed" xlink:actuate="onLoad">
            <text:p/>
          </draw:image>
        </draw:frame>
        <draw:custom-shape draw:style-name="gr2" draw:text-style-name="P2" xml:id="id1" draw:id="id1" draw:layer="layout" svg:width="3cm" svg:height="1.4cm" draw:transform="skewX (-0.0185004900711399) translate (6.987cm 2.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6.3cm" svg:height="1.5cm" svg:x="20.4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" draw:id="id2" draw:layer="layout" svg:width="4.893cm" svg:height="1.5cm" draw:transform="skewX (-0.0186750229963393) translate (22.793cm 0.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" draw:id="id3" draw:layer="layout" svg:width="6.9cm" svg:height="1.3cm" svg:x="10.8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curve" svg:x1="8.487cm" svg:y1="2.1cm" svg:x2="22.807cm" svg:y2="1.55cm" draw:start-shape="id1" draw:start-glue-point="4" draw:end-shape="id2" draw:end-glue-point="6" svg:d="M8487 2100c0-367 4773-550 14320-550" svg:viewBox="0 0 14321 551">
          <text:p/>
        </draw:connector>
        <draw:connector draw:style-name="gr7" draw:text-style-name="P2" draw:layer="layout" draw:type="curve" svg:x1="14.25cm" svg:y1="3.5cm" svg:x2="20.4cm" svg:y2="4.35cm" draw:start-shape="id3" draw:start-glue-point="8" draw:end-shape="id4" svg:d="M14250 3500c0 567 2050 850 6150 850" svg:viewBox="0 0 6151 851">
          <text:p/>
        </draw:connector>
        <draw:frame draw:style-name="gr1" draw:text-style-name="P2" draw:layer="layout" svg:width="16.73cm" svg:height="3.6cm" svg:x="3.47cm" svg:y="12.3cm">
          <draw:image xlink:href="Pictures/10000201000001FF0000006E0E3DE3439B0D8F5B.png" xlink:type="simple" xlink:show="embed" xlink:actuate="onLoad">
            <text:p/>
          </draw:image>
        </draw:frame>
        <draw:custom-shape draw:style-name="gr8" draw:text-style-name="P2" xml:id="id7" draw:id="id7" draw:layer="layout" svg:width="2cm" svg:height="1.4cm" draw:transform="skewX (-0.0185004900711399) translate (4.187cm 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5" draw:id="id5" draw:layer="layout" svg:width="4.4cm" svg:height="1.3cm" svg:x="6.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6" draw:id="id6" draw:layer="layout" svg:width="4.5cm" svg:height="1.5cm" svg:x="20.4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8" draw:id="id8" draw:layer="layout" svg:width="2cm" svg:height="1.5cm" draw:transform="skewX (-0.0186750229963393) translate (20.485cm 11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curve" svg:x1="8.7cm" svg:y1="14.3cm" svg:x2="20.4cm" svg:y2="15.45cm" draw:start-shape="id5" draw:start-glue-point="8" draw:end-shape="id6" draw:end-glue-point="6" svg:d="M8700 14300c0 767 3900 1150 11700 1150" svg:viewBox="0 0 11701 1151">
          <text:p/>
        </draw:connector>
        <draw:connector draw:style-name="gr6" draw:text-style-name="P2" draw:layer="layout" draw:type="curve" svg:x1="5.187cm" svg:y1="13cm" svg:x2="20.499cm" svg:y2="12.65cm" draw:start-shape="id7" draw:start-glue-point="4" draw:end-shape="id8" draw:end-glue-point="6" svg:d="M5187 13000c0-819 4081-682 5228-565s-641 215 10084 215" svg:viewBox="0 0 15313 65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1-07T20:47:51.837354107</dc:date>
    <meta:editing-duration>PT21M</meta:editing-duration>
    <meta:editing-cycles>5</meta:editing-cycles>
    <meta:generator>LibreOffice/6.0.7.3$Linux_X86_64 LibreOffice_project/00m0$Build-3</meta:generator>
    <meta:document-statistic meta:object-count="16"/>
  </office:meta>
</office:document-meta>
</file>